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36cm" fo:min-width="4.38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41cm" fo:min-width="1.86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73cm" fo:min-width="7.15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4cm" fo:min-width="4.687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14cm" fo:min-width="5.62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1cm" fo:min-width="5.083cm" loext:decorative="false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917cm" fo:min-width="4.18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4.68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462cm" fo:min-width="3.184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01cm" fo:min-width="5.62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12cm" fo:min-width="3.137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85cm" fo:min-width="4.26cm" loext:decorative="false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Стили_20_стрелок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Стили_20_стрелок_20_1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421cm" svg:height="1.114cm" svg:x="7.851cm" svg:y="1.484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884cm" svg:height="1.69cm" svg:x="8.619cm" svg:y="3.194cm">
          <text:p text:style-name="P1">kol,n,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7.656cm" svg:height="1.223cm" svg:x="6.733cm" svg:y="5.941cm">
          <text:p text:style-name="P1">List&lt;Bee&gt; bees = new List&lt;Bee&gt;(kol);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xml:id="id4" draw:id="id4" draw:layer="layout" svg:width="8.683cm" svg:height="1.433cm" svg:x="6.22cm" svg:y="8.466cm">
          <text:p text:style-name="P1">i = 0, i &lt; kol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" xml:id="id5" draw:id="id5" draw:layer="layout" svg:width="6.122cm" svg:height="1.464cm" svg:x="7.5cm" svg:y="10.389cm">
          <text:p text:style-name="P1">bee_one = new <text:s/>Bee(n,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7.299cm" svg:height="1.159cm" svg:x="6.912cm" svg:y="12.811cm">
          <text:p text:style-name="P1">bees.Add(bee_one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7" draw:text-style-name="P2" xml:id="id8" draw:id="id8" draw:layer="layout" svg:width="7.847cm" svg:height="1.166cm" svg:x="6.638cm" svg:y="17.624cm">
          <text:p text:style-name="P2">i = 0, i &lt; kol, i++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10" draw:id="id10" draw:layer="layout" svg:width="5.188cm" svg:height="1.501cm" svg:x="7.967cm" svg:y="22.467cm">
          <text:p text:style-name="P1">L_from_all_bees += bees[i].bluzd(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6.056cm" svg:height="1.711cm" svg:x="7.533cm" svg:y="19.912cm">
          <text:p text:style-name="P1">bees[i].bluzd(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7" draw:id="id7" draw:layer="layout" svg:width="6.126cm" svg:height="1.151cm" svg:x="7.498cm" svg:y="15.659cm">
          <text:p text:style-name="P1">L_from_all_bees=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1" draw:id="id11" draw:layer="layout" svg:width="5.977cm" svg:height="1.361cm" svg:x="7.573cm" svg:y="25.484cm">
          <text:p text:style-name="P1">L_from_all_bees / ko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" xml:id="id12" draw:id="id12" draw:layer="layout" svg:width="5.278cm" svg:height="0.757cm" svg:x="7.922cm" svg:y="27.73cm">
          <text:p text:style-name="P1">Конец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3" draw:text-style-name="P3" draw:layer="layout" svg:x1="10.562cm" svg:y1="2.598cm" svg:x2="10.561cm" svg:y2="3.194cm" draw:start-shape="id1" draw:start-glue-point="6" draw:end-shape="id2" draw:end-glue-point="5" svg:d="M10562 2598v299h-1v297" svg:viewBox="0 0 2 597">
          <text:p/>
        </draw:connector>
        <draw:connector draw:style-name="gr14" draw:text-style-name="P3" draw:layer="layout" svg:x1="10.561cm" svg:y1="4.884cm" svg:x2="10.561cm" svg:y2="5.941cm" draw:start-shape="id2" draw:start-glue-point="8" draw:end-shape="id3" draw:end-glue-point="4" svg:d="M10561 4884v1057" svg:viewBox="0 0 1 1058">
          <text:p/>
        </draw:connector>
        <draw:connector draw:style-name="gr15" draw:text-style-name="P3" draw:layer="layout" svg:x1="10.561cm" svg:y1="7.164cm" svg:x2="10.562cm" svg:y2="8.466cm" draw:start-shape="id3" draw:start-glue-point="6" draw:end-shape="id4" draw:end-glue-point="4" svg:d="M10561 7164v651h1v651" svg:viewBox="0 0 2 1303">
          <text:p/>
        </draw:connector>
        <draw:connector draw:style-name="gr16" draw:text-style-name="P3" draw:layer="layout" svg:x1="10.562cm" svg:y1="9.899cm" svg:x2="10.561cm" svg:y2="10.389cm" draw:start-shape="id4" draw:start-glue-point="6" draw:end-shape="id5" draw:end-glue-point="4" svg:d="M10562 9899v245h-1v245" svg:viewBox="0 0 2 491">
          <text:p/>
        </draw:connector>
        <draw:connector draw:style-name="gr17" draw:text-style-name="P3" draw:layer="layout" svg:x1="10.561cm" svg:y1="11.853cm" svg:x2="10.561cm" svg:y2="12.811cm" draw:start-shape="id5" draw:start-glue-point="6" draw:end-shape="id6" draw:end-glue-point="0" svg:d="M10561 11853v958" svg:viewBox="0 0 1 959">
          <text:p/>
        </draw:connector>
        <draw:connector draw:style-name="gr18" draw:text-style-name="P3" draw:layer="layout" draw:line-skew="0cm -0.638cm" svg:x1="10.561cm" svg:y1="13.97cm" svg:x2="6.22cm" svg:y2="9.183cm" draw:start-shape="id6" draw:start-glue-point="2" draw:end-shape="id4" draw:end-glue-point="5" svg:d="M10561 13970v501h-5481v-5288h1140" svg:viewBox="0 0 5482 5289">
          <text:p/>
        </draw:connector>
        <draw:connector draw:style-name="gr19" draw:text-style-name="P3" draw:layer="layout" draw:line-skew="0cm 2.4cm" svg:x1="14.903cm" svg:y1="9.183cm" svg:x2="10.561cm" svg:y2="15.659cm" draw:start-shape="id4" draw:start-glue-point="7" draw:end-shape="id7" draw:end-glue-point="4" svg:d="M14903 9183h501v5996h-4843v480" svg:viewBox="0 0 4844 6477">
          <text:p/>
        </draw:connector>
        <draw:connector draw:style-name="gr20" draw:text-style-name="P3" draw:layer="layout" svg:x1="10.561cm" svg:y1="16.81cm" svg:x2="10.562cm" svg:y2="17.624cm" draw:start-shape="id7" draw:start-glue-point="6" draw:end-shape="id8" draw:end-glue-point="4" svg:d="M10561 16810v407h1v407" svg:viewBox="0 0 2 815">
          <text:p/>
        </draw:connector>
        <draw:connector draw:style-name="gr21" draw:text-style-name="P3" draw:layer="layout" svg:x1="10.562cm" svg:y1="18.79cm" svg:x2="10.561cm" svg:y2="19.912cm" draw:start-shape="id8" draw:start-glue-point="6" draw:end-shape="id9" draw:end-glue-point="5" svg:d="M10562 18790v561h-1v561" svg:viewBox="0 0 2 1123">
          <text:p/>
        </draw:connector>
        <draw:connector draw:style-name="gr22" draw:text-style-name="P3" draw:layer="layout" svg:x1="10.561cm" svg:y1="21.623cm" svg:x2="10.561cm" svg:y2="22.467cm" draw:start-shape="id9" draw:start-glue-point="8" draw:end-shape="id10" draw:end-glue-point="4" svg:d="M10561 21623v844" svg:viewBox="0 0 1 845">
          <text:p/>
        </draw:connector>
        <draw:connector draw:style-name="gr23" draw:text-style-name="P3" draw:layer="layout" draw:line-skew="0cm -0.951cm" svg:x1="10.561cm" svg:y1="23.968cm" svg:x2="6.638cm" svg:y2="18.207cm" draw:start-shape="id10" draw:start-glue-point="6" draw:end-shape="id8" draw:end-glue-point="5" svg:d="M10561 23968v501h-5376v-6262h1453" svg:viewBox="0 0 5377 6263">
          <text:p/>
        </draw:connector>
        <draw:connector draw:style-name="gr24" draw:text-style-name="P3" draw:layer="layout" draw:line-skew="0.465cm 2.914cm" svg:x1="14.485cm" svg:y1="18.207cm" svg:x2="10.562cm" svg:y2="25.484cm" draw:start-shape="id8" draw:start-glue-point="7" draw:end-shape="id11" draw:end-glue-point="5" svg:d="M14485 18207h966v6844h-4889v433" svg:viewBox="0 0 4890 7278">
          <text:p/>
        </draw:connector>
        <draw:connector draw:style-name="gr25" draw:text-style-name="P3" draw:layer="layout" svg:x1="10.562cm" svg:y1="26.845cm" svg:x2="10.561cm" svg:y2="27.73cm" draw:start-shape="id11" draw:start-glue-point="8" draw:end-shape="id12" draw:end-glue-point="4" svg:d="M10562 26845v442h-1v443" svg:viewBox="0 0 2 8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13:15:03.500000000</meta:creation-date>
    <dc:date>2024-04-19T15:02:09.704000000</dc:date>
    <meta:editing-duration>PT1H46M34S</meta:editing-duration>
    <meta:editing-cycles>66</meta:editing-cycles>
    <meta:generator>LibreOffice/7.6.2.1$Windows_X86_64 LibreOffice_project/56f7684011345957bbf33a7ee678afaf4d2ba333</meta:generator>
    <meta:document-statistic meta:object-count="25"/>
  </office:meta>
</office:document-meta>
</file>